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07.78mm" svg:y="38.46mm">
            <loext:p draw:notify-on-update-of-ranges="Sheet1.E29:Sheet1.E29 Sheet1.E30:Sheet1.E36 Sheet1.H29:Sheet1.H29 Sheet1.H30:Sheet1.H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211.74mm" svg:y="134.93mm">
            <loext:p draw:notify-on-update-of-ranges="Sheet1.D8:Sheet1.D9 Sheet1.D18:Sheet1.D18 Sheet1.D34:Sheet1.D34 Sheet1.D40:Sheet1.D40 Sheet1.D48:Sheet1.D48 Sheet1.D56:Sheet1.D56 Sheet1.D64:Sheet1.D64 Sheet1.H8:Sheet1.H9 Sheet1.H18:Sheet1.H18 Sheet1.H34:Sheet1.H34 Sheet1.H40:Sheet1.H40 Sheet1.H48:Sheet1.H48 Sheet1.H56:Sheet1.H56 Sheet1.H64:Sheet1.H6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86mm" svg:height="89.94mm" svg:x="385.65mm" svg:y="126.37mm">
            <loext:p draw:notify-on-update-of-ranges="Sheet1.W6:Sheet1.W6 Sheet1.W7:Sheet1.W18 Sheet1.X6:Sheet1.X6 Sheet1.X7:Sheet1.X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6" table:default-cell-style-name="ce2"/>
        <table:table-column table:style-name="co1" table:number-columns-repeated="16" table:default-cell-style-name="Default"/>
        <table:table-row table:style-name="ro1" table:number-rows-repeated="5">
          <table:table-cell table:number-columns-repeated="2"/>
          <table:table-cell table:style-name="Default" table:number-columns-repeated="6"/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NumTris</text:p>
          </table:table-cell>
          <table:table-cell table:style-name="ce1" office:value-type="string" calcext:value-type="string">
            <text:p>NumRays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TexSize</text:p>
          </table:table-cell>
          <table:table-cell table:style-name="ce1" office:value-type="string" calcext:value-type="string">
            <text:p>Time (s)</text:p>
          </table:table-cell>
          <table:table-cell table:number-columns-repeated="9"/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NumTris</text:p>
          </table:table-cell>
          <table:table-cell table:style-name="ce1" office:value-type="string" calcext:value-type="string">
            <text:p>NumRays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TexSize</text:p>
          </table:table-cell>
          <table:table-cell table:style-name="ce1" office:value-type="string" calcext:value-type="string">
            <text:p>Grid size</text:p>
          </table:table-cell>
          <table:table-cell table:style-name="ce1" office:value-type="string" calcext:value-type="string">
            <text:p>Time (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arf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table:style-name="ce2" office:value-type="string" calcext:value-type="string">
            <text:p>streetLamp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15" calcext:value-type="float">
            <text:p>515</text:p>
          </table:table-cell>
        </table:table-row>
        <table:table-row table:style-name="ro1">
          <table:table-cell table:number-columns-repeated="3"/>
          <table:table-cell office:value-type="float" office:value="300000" calcext:value-type="float">
            <text:p>30000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9"/>
          <table:table-cell table:style-name="ce2" office:value-type="string" calcext:value-type="string">
            <text:p>streetLamp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0" calcext:value-type="float">
            <text:p>330</text:p>
          </table:table-cell>
        </table:table-row>
        <table:table-row table:style-name="ro1">
          <table:table-cell table:number-columns-repeated="3"/>
          <table:table-cell office:value-type="float" office:value="150000" calcext:value-type="float">
            <text:p>15000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9"/>
          <table:table-cell table:style-name="ce2" office:value-type="string" calcext:value-type="string">
            <text:p>streetLamp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30*5" office:value-type="float" office:value="150" calcext:value-type="float">
            <text:p>150</text:p>
          </table:table-cell>
        </table:table-row>
        <table:table-row table:style-name="ro1">
          <table:table-cell table:number-columns-repeated="17"/>
          <table:table-cell table:style-name="ce2" office:value-type="string" calcext:value-type="string">
            <text:p>streetLamp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19.66*5" office:value-type="float" office:value="98.3" calcext:value-type="float">
            <text:p>98.3</text:p>
          </table:table-cell>
        </table:table-row>
        <table:table-row table:style-name="ro1">
          <table:table-cell table:number-columns-repeated="17"/>
          <table:table-cell table:style-name="ce2" office:value-type="string" calcext:value-type="string">
            <text:p>streetLamp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1">
          <table:table-cell table:number-columns-repeated="17"/>
          <table:table-cell table:style-name="ce2" office:value-type="string" calcext:value-type="string">
            <text:p>streetLamp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1" table:number-columns-repeated="6"/>
          <table:table-cell table:number-columns-repeated="9"/>
          <table:table-cell table:style-name="ce2" office:value-type="string" calcext:value-type="string">
            <text:p>streetLamp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table:style-name="ce1" table:number-columns-repeated="6"/>
          <table:table-cell table:number-columns-repeated="9"/>
          <table:table-cell table:style-name="ce2" office:value-type="string" calcext:value-type="string">
            <text:p>streetLamp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1" table:number-columns-repeated="6"/>
          <table:table-cell table:number-columns-repeated="9"/>
          <table:table-cell table:style-name="ce2" office:value-type="string" calcext:value-type="string">
            <text:p>streetLamp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.48" calcext:value-type="float">
            <text:p>10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arf</text:p>
          </table:table-cell>
          <table:table-cell office:value-type="float" office:value="74000" calcext:value-type="float">
            <text:p>7400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0.97" calcext:value-type="float">
            <text:p>0.97</text:p>
          </table:table-cell>
          <table:table-cell table:number-columns-repeated="9"/>
          <table:table-cell table:style-name="ce2" office:value-type="string" calcext:value-type="string">
            <text:p>streetLamp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.56" calcext:value-type="float">
            <text:p>7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arf</text:p>
          </table:table-cell>
          <table:table-cell office:value-type="float" office:value="74000" calcext:value-type="float">
            <text:p>74000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1.79" calcext:value-type="float">
            <text:p>1.79</text:p>
          </table:table-cell>
          <table:table-cell table:number-columns-repeated="9"/>
          <table:table-cell table:style-name="ce2" office:value-type="string" calcext:value-type="string">
            <text:p>streetLamp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.04" calcext:value-type="float">
            <text:p>10.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arf</text:p>
          </table:table-cell>
          <table:table-cell office:value-type="float" office:value="74000" calcext:value-type="float">
            <text:p>7400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2" office:value-type="string" calcext:value-type="string">
            <text:p>streetLamp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4.87" calcext:value-type="float">
            <text:p>14.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arf</text:p>
          </table:table-cell>
          <table:table-cell office:value-type="float" office:value="74000" calcext:value-type="float">
            <text:p>74000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3.46" calcext:value-type="float">
            <text:p>3.46</text:p>
          </table:table-cell>
          <table:table-cell table:number-columns-repeated="9"/>
          <table:table-cell table:style-name="ce2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warf</text:p>
          </table:table-cell>
          <table:table-cell office:value-type="float" office:value="74000" calcext:value-type="float">
            <text:p>7400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4.32" calcext:value-type="float">
            <text:p>4.32</text:p>
          </table:table-cell>
          <table:table-cell table:number-columns-repeated="9"/>
          <table:table-cell table:style-name="ce2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warf</text:p>
          </table:table-cell>
          <table:table-cell office:value-type="float" office:value="74000" calcext:value-type="float">
            <text:p>74000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6.5" calcext:value-type="float">
            <text:p>6.5</text:p>
          </table:table-cell>
          <table:table-cell table:number-columns-repeated="9"/>
          <table:table-cell table:style-name="ce2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warf</text:p>
          </table:table-cell>
          <table:table-cell office:value-type="float" office:value="74000" calcext:value-type="float">
            <text:p>7400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8.35" calcext:value-type="float">
            <text:p>8.35</text:p>
          </table:table-cell>
          <table:table-cell table:number-columns-repeated="9"/>
          <table:table-cell table:style-name="ce2" table:number-columns-repeated="7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Num rays per texel</text:p>
          </table:table-cell>
          <table:table-cell table:number-columns-repeated="2"/>
          <table:table-cell office:value-type="string" calcext:value-type="string">
            <text:p>Time (s)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treetLamp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0.81" calcext:value-type="float">
            <text:p>0.8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treetLamp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1.467" calcext:value-type="float">
            <text:p>1.46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treetLamp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2.25" calcext:value-type="float">
            <text:p>2.2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treetLamp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2.68" calcext:value-type="float">
            <text:p>2.6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treetLamp</text:p>
          </table:table-cell>
          <table:table-cell office:value-type="float" office:value="30000" calcext:value-type="float">
            <text:p>3000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3.25" calcext:value-type="float">
            <text:p>3.2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treetLamp</text:p>
          </table:table-cell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4.64" calcext:value-type="float">
            <text:p>4.6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treetLamp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6.297" calcext:value-type="float">
            <text:p>6.297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17700" calcext:value-type="float">
            <text:p>1770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0.84" calcext:value-type="float">
            <text:p>0.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17700" calcext:value-type="float">
            <text:p>17700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1.51" calcext:value-type="float">
            <text:p>1.5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17700" calcext:value-type="float">
            <text:p>1770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2.2" calcext:value-type="float">
            <text:p>2.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17700" calcext:value-type="float">
            <text:p>17700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2.89" calcext:value-type="float">
            <text:p>2.8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17700" calcext:value-type="float">
            <text:p>1770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3.59" calcext:value-type="float">
            <text:p>3.5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17700" calcext:value-type="float">
            <text:p>1770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6.44" calcext:value-type="float">
            <text:p>6.44</text:p>
          </table:table-cell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8871" calcext:value-type="float">
            <text:p>8871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0.509011" calcext:value-type="float">
            <text:p>0.50901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8871" calcext:value-type="float">
            <text:p>887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0.97" calcext:value-type="float">
            <text:p>0.9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8871" calcext:value-type="float">
            <text:p>887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1.46" calcext:value-type="float">
            <text:p>1.4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8871" calcext:value-type="float">
            <text:p>8871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1.91" calcext:value-type="float">
            <text:p>1.9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8871" calcext:value-type="float">
            <text:p>887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2.32" calcext:value-type="float">
            <text:p>2.3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8871" calcext:value-type="float">
            <text:p>887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4.61" calcext:value-type="float">
            <text:p>4.61</text:p>
          </table:table-cell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4434" calcext:value-type="float">
            <text:p>443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0.365487" calcext:value-type="float">
            <text:p>0.36548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4434" calcext:value-type="float">
            <text:p>4434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0.692865" calcext:value-type="float">
            <text:p>0.69286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4434" calcext:value-type="float">
            <text:p>4434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1.02482" calcext:value-type="float">
            <text:p>1.0248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4434" calcext:value-type="float">
            <text:p>4434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1.35939" calcext:value-type="float">
            <text:p>1.3593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4434" calcext:value-type="float">
            <text:p>4434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1.65654" calcext:value-type="float">
            <text:p>1.6565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4434" calcext:value-type="float">
            <text:p>4434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3.29853" calcext:value-type="float">
            <text:p>3.29853</text:p>
          </table:table-cell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2217" calcext:value-type="float">
            <text:p>2217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-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2217" calcext:value-type="float">
            <text:p>2217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-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2217" calcext:value-type="float">
            <text:p>2217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0.69" calcext:value-type="float">
            <text:p>0.6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2217" calcext:value-type="float">
            <text:p>2217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-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2217" calcext:value-type="float">
            <text:p>2217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-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2217" calcext:value-type="float">
            <text:p>2217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2.32" calcext:value-type="float">
            <text:p>2.32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1:06:06.572656494</meta:creation-date>
    <dc:date>2019-05-06T20:08:42.739324442</dc:date>
    <meta:editing-duration>PT16M25S</meta:editing-duration>
    <meta:editing-cycles>3</meta:editing-cycles>
    <meta:generator>LibreOffice/5.2.7.2$Linux_X86_64 LibreOffice_project/20m0$Build-2</meta:generator>
    <meta:document-statistic meta:table-count="1" meta:cell-count="33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43cm" svg:y="0.316cm" chart:style-name="ch2">
          <text:p>Time vs. Number of rays per texel</text:p>
        </chart:title>
        <chart:plot-area chart:style-name="ch3" table:cell-range-address="Sheet1.E29:Sheet1.E36 Sheet1.H29:Sheet1.H36" chart:data-source-has-labels="row" svg:x="1.331cm" svg:y="1.275cm" svg:width="14.349cm" svg:height="6.564cm">
          <chartooo:coordinate-region svg:x="1.767cm" svg:y="1.474cm" svg:width="13.726cm" svg:height="5.718cm"/>
          <chart:axis chart:dimension="x" chart:name="primary-x" chart:style-name="ch4">
            <chart:title svg:x="6.688cm" svg:y="8.019cm" chart:style-name="ch5">
              <text:p>Number of rays per texel</text:p>
            </chart:title>
          </chart:axis>
          <chart:axis chart:dimension="y" chart:name="primary-y" chart:style-name="ch4">
            <chart:title svg:x="0.451cm" svg:y="5.778cm" chart:style-name="ch6">
              <text:p>Time in seconds</text:p>
            </chart:title>
            <chart:grid chart:style-name="ch7" chart:class="major"/>
          </chart:axis>
          <chart:series chart:style-name="ch8" chart:values-cell-range-address="Sheet1.H30:Sheet1.H36" chart:label-cell-address="Sheet1.H29:Sheet1.H29" chart:class="chart:scatter">
            <chart:domain table:cell-range-address="Sheet1.E30:Sheet1.E36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ime (s)</text:p>
                <draw:g>
                  <svg:desc>Sheet1.H29:Sheet1.H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30:Sheet1.E36</svg:desc>
                </draw:g>
              </table:table-cell>
              <table:table-cell office:value-type="float" office:value="0.81">
                <text:p>0.81</text:p>
                <draw:g>
                  <svg:desc>Sheet1.H30:Sheet1.H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67">
                <text:p>1.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6.297">
                <text:p>6.2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8.995cm" xlink:href=".." xlink:type="simple" chart:class="chart:scatter" chart:style-name="ch1">
        <chart:title svg:x="6.097cm" svg:y="0.315cm" chart:style-name="ch2">
          <text:p>Time vs. Grid size</text:p>
        </chart:title>
        <chart:plot-area chart:style-name="ch3" table:cell-range-address="Sheet1.W6:Sheet1.X18" chart:data-source-has-labels="row" svg:x="0.319cm" svg:y="1.273cm" svg:width="15.349cm" svg:height="6.562cm">
          <chartooo:coordinate-region svg:x="1.126cm" svg:y="1.472cm" svg:width="14.262cm" svg:height="5.716cm"/>
          <chart:axis chart:dimension="x" chart:name="primary-x" chart:style-name="ch4">
            <chart:title svg:x="7.301cm" svg:y="8.014cm" chart:style-name="ch5">
              <text:p>Grid size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X7:Sheet1.X18" chart:label-cell-address="Sheet1.X6:Sheet1.X6" chart:class="chart:scatter">
            <chart:domain table:cell-range-address="Sheet1.W7:Sheet1.W18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Time (s)</text:p>
                <draw:g>
                  <svg:desc>Sheet1.X6:Sheet1.X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W7:Sheet1.W18</svg:desc>
                </draw:g>
              </table:table-cell>
              <table:table-cell office:value-type="float" office:value="515">
                <text:p>515</text:p>
                <draw:g>
                  <svg:desc>Sheet1.X7:Sheet1.X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98.3">
                <text:p>98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14.87">
                <text:p>14.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058cm" svg:y="0.316cm" chart:style-name="ch2">
          <text:p>Time vs. Number of triangles</text:p>
        </chart:title>
        <chart:plot-area chart:style-name="ch3" table:cell-range-address="Sheet1.D8:Sheet1.D9 Sheet1.D18:Sheet1.D18 Sheet1.D34:Sheet1.D34 Sheet1.D40:Sheet1.D40 Sheet1.D48:Sheet1.D48 Sheet1.D56:Sheet1.D56 Sheet1.D64:Sheet1.D64 Sheet1.H8:Sheet1.H9 Sheet1.H18:Sheet1.H18 Sheet1.H34:Sheet1.H34 Sheet1.H40:Sheet1.H40 Sheet1.H48:Sheet1.H48 Sheet1.H56:Sheet1.H56 Sheet1.H64:Sheet1.H64" svg:x="1.33cm" svg:y="1.275cm" svg:width="14.349cm" svg:height="6.57cm">
          <chartooo:coordinate-region svg:x="1.766cm" svg:y="1.474cm" svg:width="13.171cm" svg:height="5.724cm"/>
          <chart:axis chart:dimension="x" chart:name="primary-x" chart:style-name="ch4">
            <chart:title svg:x="7.031cm" svg:y="8.025cm" chart:style-name="ch5">
              <text:p>Number of triangles</text:p>
            </chart:title>
          </chart:axis>
          <chart:axis chart:dimension="y" chart:name="primary-y" chart:style-name="ch4">
            <chart:title svg:x="0.451cm" svg:y="5.781cm" chart:style-name="ch6">
              <text:p>Time in seconds</text:p>
            </chart:title>
            <chart:grid chart:style-name="ch7" chart:class="major"/>
          </chart:axis>
          <chart:series chart:style-name="ch8" chart:values-cell-range-address="Sheet1.H8:Sheet1.H9 Sheet1.H18:Sheet1.H18 Sheet1.H34:Sheet1.H34 Sheet1.H40:Sheet1.H40 Sheet1.H48:Sheet1.H48 Sheet1.H56:Sheet1.H56 Sheet1.H64:Sheet1.H64" chart:class="chart:scatter">
            <chart:domain table:cell-range-address="Sheet1.D8:Sheet1.D9 Sheet1.D18:Sheet1.D18 Sheet1.D34:Sheet1.D34 Sheet1.D40:Sheet1.D40 Sheet1.D48:Sheet1.D48 Sheet1.D56:Sheet1.D56 Sheet1.D64:Sheet1.D64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 Column D Column D Column D Column D Column D Column D</text:p>
              </table:table-cell>
              <table:table-cell office:value-type="string">
                <text:p>Column H Column H Column H Column H Column H Column H 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00">
                <text:p>300000</text:p>
                <draw:g>
                  <svg:desc>Sheet1.D8:Sheet1.D9 Sheet1.D18:Sheet1.D18 Sheet1.D34:Sheet1.D34 Sheet1.D40:Sheet1.D40 Sheet1.D48:Sheet1.D48 Sheet1.D56:Sheet1.D56 Sheet1.D64:Sheet1.D64</svg:desc>
                </draw:g>
              </table:table-cell>
              <table:table-cell office:value-type="float" office:value="15">
                <text:p>15</text:p>
                <draw:g>
                  <svg:desc>Sheet1.H8:Sheet1.H9 Sheet1.H18:Sheet1.H18 Sheet1.H34:Sheet1.H34 Sheet1.H40:Sheet1.H40 Sheet1.H48:Sheet1.H48 Sheet1.H56:Sheet1.H56 Sheet1.H64:Sheet1.H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0">
                <text:p>150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000">
                <text:p>74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700">
                <text:p>1770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71">
                <text:p>8871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34">
                <text:p>4434</text:p>
              </table:table-cell>
              <table:table-cell office:value-type="float" office:value="1.02482">
                <text:p>1.024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17">
                <text:p>2217</text:p>
              </table:table-cell>
              <table:table-cell office:value-type="float" office:value="0.69">
                <text:p>0.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